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pturingMatcher.captureFrom( Object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pturingMatcher.getAll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pturingMatcher.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turingMatch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turingMatcher.CapturingMatcher( final Class &lt; ? extends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turingMatcher.getLas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apturingMatcher.matches( Object argu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